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text-properties fo:font-weight="bold" style:font-weight-asian="bold"/>
    </style:style>
    <style:style style:name="P4" style:family="paragraph" style:parent-style-name="Standard">
      <style:paragraph-properties fo:orphans="0" fo:widows="0"/>
      <style:text-properties fo:font-weight="bold" style:font-weight-asian="bold"/>
    </style:style>
    <style:style style:name="P5" style:family="paragraph" style:parent-style-name="Standard" style:list-style-name="WWNum7">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10">
      <style:paragraph-properties fo:margin-left="0.5in" fo:margin-right="0in" fo:text-indent="-0.25in" style:auto-text-indent="false"/>
    </style:style>
    <style:style style:name="P8" style:family="paragraph" style:parent-style-name="Standard" style:list-style-name="WWNum5">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8">
      <style:paragraph-properties fo:margin-left="0.5in" fo:margin-right="0in" fo:text-indent="-0.25in" style:auto-text-indent="false"/>
    </style:style>
    <style:style style:name="P11" style:family="paragraph" style:parent-style-name="Standard" style:list-style-name="WWNum6">
      <style:paragraph-properties fo:margin-left="0.5in" fo:margin-right="0in" fo:text-indent="-0.25in" style:auto-text-indent="false"/>
    </style:style>
    <style:style style:name="P12" style:family="paragraph" style:parent-style-name="Standard" style:list-style-name="WWNum11">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0.5in" fo:margin-right="0in" fo:text-indent="-0.25in" style:auto-text-indent="false"/>
    </style:style>
    <style:style style:name="P15" style:family="paragraph" style:parent-style-name="Standard" style:list-style-name="WWNum1">
      <style:paragraph-properties fo:margin-left="0.5in" fo:margin-right="0in" fo:text-indent="-0.25in" style:auto-text-indent="false"/>
    </style:style>
    <style:style style:name="P16" style:family="paragraph" style:parent-style-name="Standard" style:list-style-name="WWNum4">
      <style:paragraph-properties fo:margin-left="1in" fo:margin-right="0in" fo:text-indent="-0.25in" style:auto-text-indent="false"/>
    </style:style>
    <style:style style:name="P17" style:family="paragraph" style:parent-style-name="Standard" style:list-style-name="WWNum2">
      <style:paragraph-properties fo:margin-left="1in" fo:margin-right="0in" fo:text-indent="-0.25in" style:auto-text-indent="false"/>
    </style:style>
    <style:style style:name="P18" style:family="paragraph" style:parent-style-name="Standard" style:list-style-name="WWNum3">
      <style:paragraph-properties fo:margin-left="1in" fo:margin-right="0in" fo:text-indent="-0.25in" style:auto-text-indent="false"/>
    </style:style>
    <style:style style:name="P19" style:family="paragraph" style:parent-style-name="Standard" style:list-style-name="WWNum1">
      <style:paragraph-properties fo:margin-left="1in" fo:margin-right="0in" fo:text-indent="-0.25in" style:auto-text-indent="false"/>
    </style:style>
    <style:style style:name="P20" style:family="paragraph" style:parent-style-name="Standard" style:master-page-name="Standard">
      <style:paragraph-properties fo:orphans="0" fo:widows="0" style:page-number="1"/>
    </style:style>
    <style:style style:name="P21"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LWDW <text:s/>- </text:span><text:span text:style-name="T2">183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00" text:visited-style-name="ListLabel_20_100"><text:span text:style-name="T14">https://meet.jit.si/jordan9000#config.disableAP=true&amp;config.disableAEC=true&amp;config.disableAGC=true</text:span></text:a></text:p>
      <text:p text:style-name="P4"/>
      <text:p text:style-name="P1"><text:span text:style-name="T7">The Pedro </text:span></text:p>
      <text:p text:style-name="P1"><text:a xlink:type="simple" xlink:href="https://meet.jit.si/pedro9000#config.disableAP=true&amp;config.disableAEC=true&amp;config.disableAGC=true" text:style-name="ListLabel_20_100" text:visited-style-name="ListLabel_20_100"><text:span text:style-name="T14">https://meet.jit.si/pedro9000#config.disableAP=true&amp;config.disableAEC=true&amp;config.disableAGC=true</text:span></text:a></text:p>
      <text:p text:style-name="P2"/>
      <text:p text:style-name="P1"><draw:rect text:anchor-type="as-char" style:rel-width="100%" draw:z-index="0" draw:style-name="gr1" draw:text-style-name="P21"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1"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
      <text:p text:style-name="P1"><draw:rect text:anchor-type="as-char" style:rel-width="100%" draw:z-index="2" draw:style-name="gr1" draw:text-style-name="P21" svg:width="0.0012in" svg:height="0.0213in"><text:p/></draw:rect></text:p>
      <text:p text:style-name="Standard"><text:span text:style-name="T2">Rundown: You know the drill </text:span></text:p>
      <text:p text:style-name="Standard"><text:soft-page-break/></text:p>
      <text:p text:style-name="Standard">1.</text:p>
      <text:p text:style-name="Standard">2.</text:p>
      <text:p text:style-name="Standard">3.</text:p>
      <text:p text:style-name="Standard">4.</text:p>
      <text:p text:style-name="Standard">5.</text:p>
      <text:p text:style-name="P4"/>
      <text:p text:style-name="P1"><draw:rect text:anchor-type="as-char" style:rel-width="100%" draw:z-index="3" draw:style-name="gr1" draw:text-style-name="P21" svg:width="0.0012in" svg:height="0.0213in"><text:p/></draw:rect></text:p>
      <text:p text:style-name="P1"><text:span text:style-name="T7">What we’re up to :</text:span></text:p>
      <text:p text:style-name="P1"><text:span text:style-name="T7">V - While I’m not a fan of throwing money at a problem, it tends to get the job done. Preview video up for Patreons. </text:span></text:p>
      <text:p text:style-name="P1"><text:span text:style-name="T7">J - Went on Big Daddy Live Live! European Edition again, and we had a marvelous discussion with the project lead of EndeavourOS, Bryan Poerwo. <text:s/>Also, went to Community Hack Night at Riot Games again Monday. And preparing for an LGC Party at Mathieu’s new apartment Saturday, and attending Open Source Summit next week in San Diego!</text:span></text:p>
      <text:p text:style-name="P1"><text:span text:style-name="T7">P - </text:span></text:p>
      <text:p text:style-name="Standard"><draw:rect text:anchor-type="as-char" style:rel-width="100%" draw:z-index="4" draw:style-name="gr1" draw:text-style-name="P21" svg:width="0.0012in" svg:height="0.0213in"><text:p/></draw:rect></text:p>
      <text:p text:style-name="Standard">News</text:p>
      <text:p text:style-name="Standard"/>
      <text:p text:style-name="Standard"><text:span text:style-name="T3">RIP Linux Journal</text:span> </text:p>
      <text:p text:style-name="Standard"><text:a xlink:type="simple" xlink:href="https://www.linuxjournal.com/content/linux-journal-ceases-publication-awkward-goodbye" text:style-name="ListLabel_20_101" text:visited-style-name="ListLabel_20_101"><text:span text:style-name="T15">https://www.linuxjournal.com/content/linux-journal-ceases-publication-awkward-goodbye</text:span></text:a></text:p>
      <text:list xml:id="list4133691688" text:style-name="WWNum7">
        <text:list-item>
          <text:p text:style-name="P5"><text:span text:style-name="T9">On August 7, 2019, Linux Journal shut its doors for good.</text:span></text:p>
        </text:list-item>
        <text:list-item>
          <text:p text:style-name="P5"><text:span text:style-name="T9">All staff were laid off and the company is left with no operating funds to continue.</text:span></text:p>
        </text:list-item>
        <text:list-item>
          <text:p text:style-name="P5"><text:span text:style-name="T9">The website will continue to stay up for now.</text:span></text:p>
        </text:list-item>
        <text:list-item>
          <text:p text:style-name="P5"><text:span text:style-name="T9">This is not a repeat from 2017.</text:span></text:p>
        </text:list-item>
        <text:list-item>
          <text:p text:style-name="P5"><text:soft-page-break/><text:span text:style-name="T9">Linux Journal launched as a print magazine in 1994.</text:span></text:p>
        </text:list-item>
        <text:list-item>
          <text:p text:style-name="P5"><text:span text:style-name="T9">Fairchild has been publisher since the early 2000s, and the magazine’s base moved to Houston in 2006.</text:span></text:p>
        </text:list-item>
        <text:list-item>
          <text:p text:style-name="P5"><text:span text:style-name="T5">Kyle Rankin, Tech Editor and columnist at Linux Journal wrote a very moving article about Linux Journal ceasing publication.</text:span></text:p>
        </text:list-item>
        <text:list-item>
          <text:p text:style-name="P5"><text:span text:style-name="T5">Linux Journal, being the first Linux magazine ever published, in the early 90’s, was my introduction to not only Linux news, but the community.</text:span></text:p>
        </text:list-item>
        <text:list-item>
          <text:p text:style-name="P5"><text:span text:style-name="T5">It is how I found out about the newly created Southern California Linux Expo in 2002 and the LinuxChix LA!</text:span></text:p>
        </text:list-item>
        <text:list-item>
          <text:p text:style-name="P5"><text:span text:style-name="T5">Which led me to discovering Chris Fisher’s Jupiter Broadcasting Linux podcasts and then here to LinuxGameCast.</text:span></text:p>
        </text:list-item>
        <text:list-item>
          <text:p text:style-name="P5"><text:span text:style-name="T5">Linux Journal’s articles have been frequently used here on LWDW, and was one of the first website that I would check for Linux news for the show.</text:span></text:p>
        </text:list-item>
        <text:list-item>
          <text:p text:style-name="P5"><text:span text:style-name="T5">I had interviewed Katherine Druckman at the Linux Journal booth at SCaLE 17x which was played on LWDW #166 in April.</text:span></text:p>
        </text:list-item>
        <text:list-item>
          <text:p text:style-name="P5"><text:span text:style-name="T5">And am so relieved to hear that Katherine and Linux Journal Editor-in-chief Doc Searls are still going to be doing their excellent Reality 2.0 Podcast despite Linux Journal closing shop.</text:span></text:p>
        </text:list-item>
      </text:list>
      <text:p text:style-name="Standard"/>
      <text:p text:style-name="Standard"><text:span text:style-name="T11">KDE Frameworks 5.61 Fixes File Security Vulnerability</text:span></text:p>
      <text:p text:style-name="Standard"><text:a xlink:type="simple" xlink:href="https://mail.kde.org/pipermail/kde-announce/2019-August/000047.html" text:style-name="ListLabel_20_101" text:visited-style-name="ListLabel_20_101"><text:span text:style-name="T15">https://mail.kde.org/pipermail/kde-announce/2019-August/000047.html</text:span></text:a></text:p>
      <text:list xml:id="list3585174349" text:style-name="WWNum9">
        <text:list-item>
          <text:p text:style-name="P6"><text:span text:style-name="T12">Good thing the fix was rolled out just a couple of days after the exploit was revealed.</text:span></text:p>
        </text:list-item>
        <text:list-item>
          <text:p text:style-name="P6"><text:span text:style-name="T12">No thanks to Mr. “I want a 0 day for mah defcon reputation”, that’s for sure.</text:span></text:p>
        </text:list-item>
        <text:list-item>
          <text:p text:style-name="P6"><text:span text:style-name="T12">Good luck collecting bounty money or getting anyone to trust you with responsible disclosure from now on.</text:span></text:p>
        </text:list-item>
        <text:list-item>
          <text:p text:style-name="P6"><text:span text:style-name="T9">Yeah, that kid has a couple of rough decades ahead of him.</text:span></text:p>
        </text:list-item>
        <text:list-item>
          <text:p text:style-name="P6"><text:span text:style-name="T5">Thank you to KDE developer David Faure for his quick fix!</text:span></text:p>
        </text:list-item>
      </text:list>
      <text:p text:style-name="Standard"/>
      <text:p text:style-name="Standard"><text:span text:style-name="T9">Xfce 4.14 released</text:span></text:p>
      <text:p text:style-name="Standard"><text:a xlink:type="simple" xlink:href="https://www.xfce.org/about/news/?post=1565568000" text:style-name="ListLabel_20_101" text:visited-style-name="ListLabel_20_101"><text:span text:style-name="T15">https://www.xfce.org/about/news/?post=1565568000</text:span></text:a></text:p>
      <text:list xml:id="list3820602398" text:style-name="WWNum10">
        <text:list-item>
          <text:p text:style-name="P7"><text:span text:style-name="T9">1626 days in the making.</text:span></text:p>
        </text:list-item>
        <text:list-item>
          <text:p text:style-name="P7"><text:soft-page-break/><text:span text:style-name="T9">HiDPI support! </text:span></text:p>
        </text:list-item>
        <text:list-item>
          <text:p text:style-name="P7"><text:span text:style-name="T9">Added an option to enable Gtk window scaling to the appearance dialog.</text:span></text:p>
        </text:list-item>
        <text:list-item>
          <text:p text:style-name="P7"><text:span text:style-name="T9">The window manager gets improved GLX support with NVIDIA proprietary/closed source drivers.</text:span></text:p>
        </text:list-item>
        <text:list-item>
          <text:p text:style-name="P7"><text:span text:style-name="T9">Panel got support for RandR's primary monitor feature.</text:span></text:p>
        </text:list-item>
        <text:list-item>
          <text:p text:style-name="P7"><text:span text:style-name="T9">The pulseaudio panel plugin received MPRIS2 support to be able to remotely control media players and desktop-wide multimedia key support.</text:span></text:p>
        </text:list-item>
        <text:list-item>
          <text:p text:style-name="P7"><text:span text:style-name="T9">Did I mention everything is GTK3 now?</text:span></text:p>
        </text:list-item>
        <text:list-item>
          <text:p text:style-name="P7"><text:span text:style-name="T9">And the best part?</text:span></text:p>
        </text:list-item>
        <text:list-item>
          <text:p text:style-name="P7"><text:span text:style-name="T9">You wouldn’t really notice any of this unless you were looking, or it fixed an outstanding issue. </text:span></text:p>
        </text:list-item>
        <text:list-item>
          <text:p text:style-name="P7"><text:span text:style-name="T9">Not broke, don’t fix. </text:span></text:p>
        </text:list-item>
        <text:list-item>
          <text:p text:style-name="P7"><text:span text:style-name="T9">It hasn't shown up in Fedora, yet. </text:span></text:p>
        </text:list-item>
        <text:list-item>
          <text:p text:style-name="P7"><text:span text:style-name="T5">As we have been talking about for some time with the pre-releases, the display dialog now includes the ability to save and restore complete multi-display configurations.</text:span></text:p>
        </text:list-item>
        <text:list-item>
          <text:p text:style-name="P7"><text:span text:style-name="T5">And the much anticipated new settings dialog to manage color profiles has been included in this release, which will help with color-managed printing and scanning.</text:span></text:p>
        </text:list-item>
        <text:list-item>
          <text:p text:style-name="P7"><text:span text:style-name="T5">Xfce’s Gstreamer Media player Parole has improved support for network streams and podcasts, as well as a mini-mode.</text:span></text:p>
        </text:list-item>
        <text:list-item>
          <text:p text:style-name="P7"><text:span text:style-name="T5">And yeah, one of my announces was fixed! <text:s/>Now you can finally watch uninterrupted video playback in Parole because it prevents both screensavers and power managers running during video playback, so you don’t have to move the mouse periodically when you are watching a video.</text:span></text:p>
        </text:list-item>
        <text:list-item>
          <text:p text:style-name="P7"><text:span text:style-name="T5">The Catfish file search is now included in Xfce4.14.</text:span></text:p>
        </text:list-item>
        <text:list-item>
          <text:p text:style-name="P7"><text:span text:style-name="T12">I was hoping there was a PPA for 18.04 which had this available that wasn’t the nightlies ppa.</text:span></text:p>
        </text:list-item>
      </text:list>
      <text:p text:style-name="Standard"/>
      <text:p text:style-name="Standard"><text:span text:style-name="T8">Ubuntu 18.04-3 point release</text:span></text:p>
      <text:p text:style-name="Standard"><text:a xlink:type="simple" xlink:href="https://www.omgubuntu.co.uk/2019/08/ubuntu-18-04-3-point-release" text:style-name="ListLabel_20_101" text:visited-style-name="ListLabel_20_101"><text:span text:style-name="T15">https://www.omgubuntu.co.uk/2019/08/ubuntu-18-04-3-point-release</text:span></text:a></text:p>
      <text:list xml:id="list3722396299" text:style-name="WWNum5">
        <text:list-item>
          <text:p text:style-name="P8"><text:span text:style-name="T9">Ubuntu 18.04.3 is the third of five point releases planned.</text:span></text:p>
        </text:list-item>
        <text:list-item>
          <text:p text:style-name="P8"><text:span text:style-name="T9">Remember, this one is supported until the eventual heat death of the universe. </text:span></text:p>
        </text:list-item>
        <text:list-item>
          <text:p text:style-name="P8"><text:soft-page-break/><text:span text:style-name="T9">Bug fixes, security patches, performance enhancements, and key app updates oh my!</text:span></text:p>
        </text:list-item>
        <text:list-item>
          <text:p text:style-name="P8"><text:span text:style-name="T9">The big thing here is Kernel 5.0 and that could potentially sort some things.</text:span></text:p>
        </text:list-item>
        <text:list-item>
          <text:p text:style-name="P8"><text:span text:style-name="T9">If you are running an up-to-date 18.04 you should already has. </text:span></text:p>
        </text:list-item>
        <text:list-item>
          <text:p text:style-name="P8"><text:span text:style-name="T9">The last Ubuntu box in the house (Jackbox) is running 18.04.</text:span></text:p>
        </text:list-item>
        <text:list-item>
          <text:p text:style-name="P8"><text:span text:style-name="T9">It will never be updated because it works.. </text:span></text:p>
        </text:list-item>
        <text:list-item>
          <text:p text:style-name="P8"><text:span text:style-name="T9">Again, not broke, don’t fix.</text:span></text:p>
        </text:list-item>
        <text:list-item>
          <text:p text:style-name="P8"><text:span text:style-name="T5">This point release also includes GNOME Shell and Mutter fixes and enhancements which are being trickled down from the GNOME released in the very performant Ubuntu 19.04 Disco Dingo.</text:span></text:p>
        </text:list-item>
        <text:list-item>
          <text:p text:style-name="P8"><text:span text:style-name="T5">Popey has talked about the Ubuntu developers working very hard to bring current GNOME 3.32 performance improvements and enhancements to the Ubuntu 18.04 LTS releases.</text:span></text:p>
        </text:list-item>
        <text:list-item>
          <text:p text:style-name="P8"><text:span text:style-name="T5">Also Ubuntu 18.04.3 LTS includes all the latest software and security fixes that have been published on the official repositories of the Ubuntu 18.04 LTS release since February 14th, 2019, when Ubuntu 18.04.2 LTS was released..</text:span></text:p>
        </text:list-item>
        <text:list-item>
          <text:p text:style-name="P8"><text:span text:style-name="T12">Would be nice to also have the new XFCE 4.14 for the next point release.</text:span></text:p>
        </text:list-item>
      </text:list>
      <text:p text:style-name="Standard"/>
      <text:p text:style-name="Standard"><text:span text:style-name="T3">System76 Adder</text:span></text:p>
      <text:p text:style-name="Standard"><text:a xlink:type="simple" xlink:href="https://system76.com/laptops/adder" text:style-name="ListLabel_20_101" text:visited-style-name="ListLabel_20_101"><text:span text:style-name="T15">https://system76.com/laptops/adder</text:span></text:a></text:p>
      <text:list xml:id="list2874744395" text:style-name="WWNum4">
        <text:list-item>
          <text:p text:style-name="P9"><text:span text:style-name="T5">System76 has just released my dream machine :-D <text:s/>The Adder workstation!</text:span></text:p>
        </text:list-item>
        <text:list-item>
          <text:p text:style-name="P9"><text:span text:style-name="T5">Aimed at content creators, researchers and gamers, it includes an:</text:span></text:p>
          <text:list>
            <text:list-item>
              <text:p text:style-name="P16"><text:span text:style-name="T5">A beautiful 15" 4K OLED display</text:span></text:p>
            </text:list-item>
            <text:list-item>
              <text:p text:style-name="P16"><text:span text:style-name="T5">RTX 2070 GPU</text:span></text:p>
            </text:list-item>
            <text:list-item>
              <text:p text:style-name="P16"><text:span text:style-name="T5">Up to the 8-Core Intel i9 CPU</text:span></text:p>
            </text:list-item>
            <text:list-item>
              <text:p text:style-name="P16"><text:span text:style-name="T5">Up to 64GB RAM</text:span></text:p>
            </text:list-item>
          </text:list>
        </text:list-item>
        <text:list-item>
          <text:p text:style-name="P9"><text:span text:style-name="T5">And our very own Mathieu’s Lutris gets a shoutout: <text:s/></text:span>“The RTX 2070 GPU renders polygons at a high rate to keep up with rapidly changing environments in-game. Unleash your skills in AAA titles across Steam and Lutris libraries, and enjoy fluid gaming at its finest.”</text:p>
        </text:list-item>
        <text:list-item>
          <text:p text:style-name="P9"><text:span text:style-name="T12">So the battery should provide 3 possibly 4 minutes of uptime until that UHD screen, GTX 2070, and Core i9 suck it dry.</text:span></text:p>
        </text:list-item>
      </text:list>
      <text:p text:style-name="Standard"><text:soft-page-break/></text:p>
      <text:p text:style-name="Standard"><text:span text:style-name="T9">NVIDIA PRIME offloading</text:span></text:p>
      <text:p text:style-name="Standard"><text:a xlink:type="simple" xlink:href="https://devtalk.nvidia.com/default/topic/1060977/announcements-and-news/-linux-solaris-and-freebsd-driver-435-17-beta-release-/" text:style-name="ListLabel_20_101" text:visited-style-name="ListLabel_20_101"><text:span text:style-name="T15">https://devtalk.nvidia.com/default/topic/1060977/announcements-and-news/-linux-solaris-and-freebsd-driver-435-17-beta-release-/</text:span></text:a></text:p>
      <text:list xml:id="list1263099028" text:style-name="WWNum8">
        <text:list-item>
          <text:p text:style-name="P10"><text:span text:style-name="T9">No more bumblebee… eventually. </text:span></text:p>
        </text:list-item>
        <text:list-item>
          <text:p text:style-name="P10"><text:span text:style-name="T9">On X windows. </text:span></text:p>
        </text:list-item>
        <text:list-item>
          <text:p text:style-name="P10"><text:span text:style-name="T12">It’s only been 7 years and 2 months since Linus flipped NVidia off on this very subject.</text:span></text:p>
        </text:list-item>
        <text:list-item>
          <text:p text:style-name="P10"><text:span text:style-name="T12">Good to know NVidia is taking cues from VALVe!</text:span></text:p>
        </text:list-item>
        <text:list-item>
          <text:p text:style-name="P10"><text:span text:style-name="T12">GLVND libraries are now the only ones included with the installer.</text:span></text:p>
        </text:list-item>
        <text:list-item>
          <text:p text:style-name="P10"><text:span text:style-name="T12">This is the point where we get to see which distros break and which stay BAU.</text:span></text:p>
        </text:list-item>
      </text:list>
      <text:p text:style-name="Standard"/>
      <text:p text:style-name="Standard"><text:span text:style-name="T11">Spack for supercomputers </text:span>(Rtheren)</text:p>
      <text:p text:style-name="Standard"><text:a xlink:type="simple" xlink:href="https://spack.io/" text:style-name="ListLabel_20_101" text:visited-style-name="ListLabel_20_101"><text:span text:style-name="T15">https://spack.io/</text:span></text:a></text:p>
      <text:list xml:id="list2957562617" text:style-name="WWNum6">
        <text:list-item>
          <text:p text:style-name="P11"><text:span text:style-name="T5">Spack speeds up build processes, and manages multiple configurations and installation of software on high-performance computing platforms.</text:span></text:p>
        </text:list-item>
        <text:list-item>
          <text:p text:style-name="P11"><text:span text:style-name="T5">Fermilabs and CERN are using Spack to build high energy physics codes that support The Large Hadron Collider.</text:span></text:p>
        </text:list-item>
        <text:list-item>
          <text:p text:style-name="P11"><text:span text:style-name="T5">At Oak Ridge National Laboratory Spack drastically reduced deployment time on the Summit supercomputer from 2 weeks to 12 hours! <text:s/>And now their 1300 packages can be built overnight.</text:span></text:p>
        </text:list-item>
        <text:list-item>
          <text:p text:style-name="P11"><text:span text:style-name="T12">Mandatory XKCD 927 reference!</text:span></text:p>
        </text:list-item>
        <text:list-item>
          <text:p text:style-name="P11"><text:span text:style-name="T12">That said, this almost feels like it’s baiting that very same reference.</text:span></text:p>
        </text:list-item>
        <text:list-item>
          <text:p text:style-name="P11"><text:span text:style-name="T12">It’s a package manager designed to let you have as many versions, configs, and compiler variations as you could possibly want and still be able to manage everything.</text:span></text:p>
        </text:list-item>
        <text:list-item>
          <text:p text:style-name="P11"><text:span text:style-name="T12">That python config example for building packages is easy enough to understand.</text:span></text:p>
        </text:list-item>
      </text:list>
      <text:p text:style-name="Standard"/>
      <text:p text:style-name="Standard"><text:span text:style-name="T11">ADAFruit joins RISC-V</text:span></text:p>
      <text:p text:style-name="Standard"><text:soft-page-break/><text:a xlink:type="simple" xlink:href="https://blog.hackster.io/adafruit-becomes-a-member-of-the-risc-v-foundation-7808c91db7b1" text:style-name="ListLabel_20_101" text:visited-style-name="ListLabel_20_101"><text:span text:style-name="T15">https://blog.hackster.io/adafruit-becomes-a-member-of-the-risc-v-foundation-7808c91db7b1</text:span></text:a></text:p>
      <text:list xml:id="list1642982494" text:style-name="WWNum11">
        <text:list-item>
          <text:p text:style-name="P12"><text:span text:style-name="T5">Adafruit is going to start introducing RISC-V-based chips in their Feather line of boards which consists of about 100 different mainboards, daughterboards, and accessories.</text:span></text:p>
        </text:list-item>
        <text:list-item>
          <text:p text:style-name="P12"><text:span text:style-name="T5">And to take advantage of RISC-V being open source, Adafruit is going to try to make their own processor, which is something they have never done before.</text:span></text:p>
        </text:list-item>
        <text:list-item>
          <text:p text:style-name="P12"><text:span text:style-name="T12">Clearly, that sentiment a certain ARM website expressed a while back about RISC-V is not shared among the larger community and companies supporting the emergent hobbyist computer scientists.</text:span></text:p>
        </text:list-item>
        <text:list-item>
          <text:p text:style-name="P12"><text:span text:style-name="T12">It’s very nice to see ADAFruit lending a bit more dosh to the RISC-V foundation</text:span></text:p>
        </text:list-item>
        <text:list-item>
          <text:p text:style-name="P12"><text:span text:style-name="T12">Hopefully we may even be able to buy a RISC-V processor without selling some body parts in the black market.</text:span></text:p>
        </text:list-item>
      </text:list>
      <text:p text:style-name="Standard"/>
      <text:p text:style-name="Standard"><text:span text:style-name="T8">CLI discord </text:span></text:p>
      <text:p text:style-name="Standard"><text:a xlink:type="simple" xlink:href="https://github.com/Bios-Marcel/cordless" text:style-name="ListLabel_20_101" text:visited-style-name="ListLabel_20_101"><text:span text:style-name="T15">https://github.com/Bios-Marcel/cordless</text:span></text:a></text:p>
      <text:list xml:id="list3168936232" text:style-name="WWNum2">
        <text:list-item>
          <text:p text:style-name="P13"><text:span text:style-name="T5">Wow, it’s a big install! <text:s/>Not even a CLI vanilla Discord app can escape the size of it’s electron wrapped original.</text:span></text:p>
          <text:list>
            <text:list-item>
              <text:p text:style-name="P17"><text:span text:style-name="T9">And this is why the best Discord install is called a browser tab. </text:span></text:p>
            </text:list-item>
          </text:list>
        </text:list-item>
        <text:list-item>
          <text:p text:style-name="P13"><text:span text:style-name="T5">Hmm, I wonder if in the future it will support streaming video via aalib or cacalib so we can be all hipster for the Friday Night Fubar? :-D</text:span></text:p>
        </text:list-item>
        <text:list-item>
          <text:p text:style-name="P13"><text:span text:style-name="T9">Of course that’s a thing… that you use exactly once. </text:span></text:p>
          <text:list>
            <text:list-item>
              <text:p text:style-name="P17"><text:span text:style-name="T12">Unless you’re one of those people</text:span></text:p>
            </text:list-item>
            <text:list-item>
              <text:p text:style-name="P17"><text:span text:style-name="T9">I’ve never actually met one IRL. </text:span></text:p>
            </text:list-item>
          </text:list>
        </text:list-item>
        <text:list-item>
          <text:p text:style-name="P13"><text:span text:style-name="T12">Then you might even make an effort to use it past two weeks.</text:span></text:p>
        </text:list-item>
        <text:list-item>
          <text:p text:style-name="P13"><text:span text:style-name="T9">Speaking of Discord. </text:span></text:p>
        </text:list-item>
      </text:list>
      <text:p text:style-name="Standard"><draw:rect text:anchor-type="as-char" style:rel-width="100%" draw:z-index="5" draw:style-name="gr1" draw:text-style-name="P21" svg:width="0.0012in" svg:height="0.0213in"><text:p/></draw:rect></text:p>
      <text:p text:style-name="Standard">Plugs</text:p>
      <text:p text:style-name="Standard"/>
      <text:p text:style-name="Standard"><draw:rect text:anchor-type="as-char" style:rel-width="100%" draw:z-index="6" draw:style-name="gr1" draw:text-style-name="P21" svg:width="0.0012in" svg:height="0.0213in"><text:p/></draw:rect></text:p>
      <text:p text:style-name="Standard"><text:soft-page-break/><text:span text:style-name="T7">Slice of Pi</text:span></text:p>
      <text:p text:style-name="P3"/>
      <text:p text:style-name="Standard"><text:span text:style-name="T3">Works for me Pi</text:span><text:span text:style-name="T7"> </text:span></text:p>
      <text:p text:style-name="Standard"><text:a xlink:type="simple" xlink:href="https://betanews.com/2019/08/12/upton-dismisses-raspberry-pi-4-usb-c-flaw/" text:style-name="ListLabel_20_101" text:visited-style-name="ListLabel_20_101"><text:span text:style-name="T15">https://betanews.com/2019/08/12/upton-dismisses-raspberry-pi-4-usb-c-flaw/</text:span></text:a></text:p>
      <text:list xml:id="list2066567333" text:style-name="WWNum3">
        <text:list-item>
          <text:p text:style-name="P14"><text:span text:style-name="T9">Can’t say it’s a defect because refunds.</text:span><text:span text:style-name="T5"> </text:span></text:p>
        </text:list-item>
        <text:list-item>
          <text:p text:style-name="P14"><text:span text:style-name="T5">Eben Upton dismisses the Raspberry Pi 4's USB-C flaw, blames people for owning expensive chargers with e-marker chips in them and states:</text:span></text:p>
          <text:list>
            <text:list-item>
              <text:p text:style-name="P18">“There's a missing resistor on the board which means that if you have -- as far as we can tell -- it means you can’t power it from a MacBook charger, in practical terms, so there are, if you have a nice smart charger, you have a nice expensive USB-C cable, there is a chance that it won't power your Raspberry Pi.”</text:p>
            </text:list-item>
          </text:list>
        </text:list-item>
        <text:list-item>
          <text:p text:style-name="P14"><text:span text:style-name="T5">In July, when we initially reported about this issue, Raspberry Pi Foundation admitted to the faulty USB-C design on the Pi 4 and told Ars Technica </text:span>“a board revision with a spec-compliant charging port should be out sometime in the "next few months."</text:p>
          <text:list>
            <text:list-item>
              <text:p text:style-name="P18"><text:a xlink:type="simple" xlink:href="https://arstechnica.com/gadgets/2019/07/raspberry-pi-4-uses-incorrect-usb-c-design-wont-work-with-some-chargers/" text:style-name="ListLabel_20_101" text:visited-style-name="ListLabel_20_101"><text:span text:style-name="T15">https://arstechnica.com/gadgets/2019/07/raspberry-pi-4-uses-incorrect-usb-c-design-wont-work-with-some-chargers/</text:span></text:a></text:p>
            </text:list-item>
          </text:list>
        </text:list-item>
        <text:list-item>
          <text:p text:style-name="P14"><text:span text:style-name="T5">I think it would be prudent for the Raspberry Pi Foundation to offer at least a discount on the official charger for the people who bought the first series of RasPi 4 defective units. </text:span></text:p>
          <text:list>
            <text:list-item>
              <text:p text:style-name="P18"><text:span text:style-name="T12">That is tantamount to admitting it was a mistake and thus having to offer something not unlike a recall program for them.</text:span></text:p>
            </text:list-item>
          </text:list>
        </text:list-item>
        <text:list-item>
          <text:p text:style-name="P14"><text:span text:style-name="T9">I tapped the breaks on getting one until there is a revision. </text:span></text:p>
        </text:list-item>
      </text:list>
      <text:p text:style-name="Standard"/>
      <text:p text:style-name="Standard"><draw:rect text:anchor-type="as-char" style:rel-width="100%" draw:z-index="7" draw:style-name="gr1" draw:text-style-name="P21" svg:width="0.0012in" svg:height="0.0213in"><text:p/></draw:rect></text:p>
      <text:p text:style-name="Standard"><text:span text:style-name="T7">Feedback</text:span></text:p>
      <text:p text:style-name="P3"/>
      <text:p text:style-name="Standard"><text:span text:style-name="T7">First </text:span></text:p>
      <text:p text:style-name="Standard"><text:a xlink:type="simple" xlink:href="https://linuxgamecast.com/bradley/?KLn4SPB" text:style-name="ListLabel_20_101" text:visited-style-name="ListLabel_20_101"><text:span text:style-name="T15">https://linuxgamecast.com/bradley/?KLn4SPB</text:span></text:a></text:p>
      <text:list xml:id="list265710354" text:style-name="WWNum1">
        <text:list-item>
          <text:p text:style-name="P15"><text:span text:style-name="T5">Kylinux, thank you so much, and I am subscribed and have been enjoying your Linux YouTube channel content as well!</text:span></text:p>
        </text:list-item>
        <text:list-item>
          <text:p text:style-name="P15"><text:span text:style-name="T5">His video topics range from repurposing old hardware with Linux, to making Linux tutorials and Linux gaming.</text:span></text:p>
          <text:list>
            <text:list-item>
              <text:p text:style-name="P19"><text:a xlink:type="simple" xlink:href="https://www.youtube.com/channel/UC30WrT9v3qc4UCmDtIyH3ww" text:style-name="ListLabel_20_101" text:visited-style-name="ListLabel_20_101"><text:span text:style-name="T15">https://www.youtube.com/channel/UC30WrT9v3qc4UCmDtIyH3ww</text:span></text:a></text:p>
            </text:list-item>
          </text:list>
        </text:list-item>
        <text:list-item>
          <text:p text:style-name="P15"><text:soft-page-break/><text:span text:style-name="T5">He has nicely edited videos with good sound qual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1" style:display-name="ListLabel 101"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48" meta:word-count="1749" meta:character-count="10628" meta:non-whitespace-character-count="9078"/>
    <meta:generator>LibreOfficeDev/6.0.5.2$Linux_X86_64 LibreOffice_project/</meta:generator>
  </office:meta>
</office:document-meta>
</file>